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Times New Roman" fo:font-size="14pt" style:font-size-asian="14pt" style:font-size-complex="14pt"/>
    </style:style>
    <style:style style:name="P5" style:parent-style-name="Standard" style:family="paragraph">
      <style:paragraph-properties fo:text-align="center"/>
      <style:text-properties style:font-name="Times New Roman" fo:font-size="14pt" style:font-size-asian="14pt" style:font-size-complex="14pt"/>
    </style:style>
    <style:style style:name="P6" style:parent-style-name="Standard" style:family="paragraph">
      <style:paragraph-properties fo:text-align="center"/>
      <style:text-properties style:font-name="Times New Roman" fo:font-size="14pt" style:font-size-asian="14pt" style:font-size-complex="14pt"/>
    </style:style>
    <style:style style:name="P7" style:parent-style-name="Standard" style:family="paragraph">
      <style:paragraph-properties fo:text-align="center"/>
      <style:text-properties style:font-name="Times New Roman" fo:font-size="14pt" style:font-size-asian="14pt" style:font-size-complex="14pt"/>
    </style:style>
    <style:style style:name="P8" style:parent-style-name="Standard" style:family="paragraph">
      <style:paragraph-properties fo:text-align="center"/>
      <style:text-properties style:font-name="Times New Roman" fo:font-size="14pt" style:font-size-asian="14pt" style:font-size-complex="14pt"/>
    </style:style>
    <style:style style:name="P9" style:parent-style-name="Standard" style:family="paragraph">
      <style:paragraph-properties fo:text-align="center"/>
      <style:text-properties style:font-name="Times New Roman" fo:font-size="14pt" style:font-size-asian="14pt" style:font-size-complex="14pt"/>
    </style:style>
    <style:style style:name="P10" style:parent-style-name="Standard" style:family="paragraph">
      <style:paragraph-properties fo:text-align="center"/>
      <style:text-properties style:font-name="Times New Roman" fo:font-size="14pt" style:font-size-asian="14pt" style:font-size-complex="14pt"/>
    </style:style>
    <style:style style:name="P11" style:parent-style-name="Standard" style:family="paragraph">
      <style:paragraph-properties fo:text-align="center"/>
      <style:text-properties style:font-name="Times New Roman" fo:font-size="14pt" style:font-size-asian="14pt" style:font-size-complex="14pt"/>
    </style:style>
    <style:style style:name="P12" style:parent-style-name="Standard" style:family="paragraph">
      <style:paragraph-properties fo:text-align="center"/>
      <style:text-properties style:font-name="Times New Roman" fo:font-size="14pt" style:font-size-asian="14pt" style:font-size-complex="14pt"/>
    </style:style>
    <style:style style:name="P13" style:parent-style-name="Standard" style:family="paragraph">
      <style:paragraph-properties fo:text-align="center"/>
      <style:text-properties style:font-name="Times New Roman" fo:font-size="14pt" style:font-size-asian="14pt" style:font-size-complex="14pt"/>
    </style:style>
    <style:style style:name="P14" style:parent-style-name="Standard" style:family="paragraph">
      <style:paragraph-properties fo:text-align="center"/>
      <style:text-properties style:font-name="Times New Roman" fo:font-size="14pt" style:font-size-asian="14pt" style:font-size-complex="14pt"/>
    </style:style>
    <style:style style:name="P15" style:parent-style-name="Standard" style:family="paragraph">
      <style:paragraph-properties fo:text-align="center"/>
      <style:text-properties style:font-name="Times New Roman" fo:font-size="14pt" style:font-size-asian="14pt" style:font-size-complex="14pt"/>
    </style:style>
    <style:style style:name="P16" style:parent-style-name="Standard" style:family="paragraph">
      <style:paragraph-properties fo:text-align="center"/>
      <style:text-properties style:font-name="Times New Roman" fo:font-size="14pt" style:font-size-asian="14pt" style:font-size-complex="14pt"/>
    </style:style>
    <style:style style:name="P17" style:parent-style-name="Standard" style:family="paragraph">
      <style:paragraph-properties fo:text-align="center"/>
      <style:text-properties style:font-name="Times New Roman" fo:font-size="14pt" style:font-size-asian="14pt" style:font-size-complex="14pt"/>
    </style:style>
    <style:style style:name="P18" style:parent-style-name="Standard" style:family="paragraph">
      <style:paragraph-properties fo:text-align="center"/>
      <style:text-properties style:font-name="Times New Roman" fo:font-size="14pt" style:font-size-asian="14pt" style:font-size-complex="14pt"/>
    </style:style>
    <style:style style:name="P19" style:parent-style-name="Standard" style:family="paragraph">
      <style:paragraph-properties fo:text-align="center"/>
      <style:text-properties style:font-name="Times New Roman" fo:font-size="14pt" style:font-size-asian="14pt" style:font-size-complex="14pt"/>
    </style:style>
    <style:style style:name="P20" style:parent-style-name="Standard" style:family="paragraph">
      <style:paragraph-properties fo:text-align="center"/>
      <style:text-properties style:font-name="Times New Roman" fo:font-size="14pt" style:font-size-asian="14pt" style:font-size-complex="14pt"/>
    </style:style>
    <style:style style:name="P21" style:parent-style-name="Standard" style:family="paragraph">
      <style:paragraph-properties fo:text-align="center"/>
      <style:text-properties style:font-name="Times New Roman" fo:font-size="14pt" style:font-size-asian="14pt" style:font-size-complex="14pt"/>
    </style:style>
    <style:style style:name="P22" style:parent-style-name="Standard" style:family="paragraph">
      <style:paragraph-properties fo:text-align="center"/>
      <style:text-properties style:font-name="Times New Roman" fo:font-size="14pt" style:font-size-asian="14pt" style:font-size-complex="14pt"/>
    </style:style>
    <style:style style:name="P23" style:parent-style-name="Standard" style:family="paragraph">
      <style:paragraph-properties fo:text-align="center"/>
      <style:text-properties style:font-name="Times New Roman" fo:font-size="14pt" style:font-size-asian="14pt" style:font-size-complex="14pt"/>
    </style:style>
    <style:style style:name="P24" style:parent-style-name="Standard" style:family="paragraph">
      <style:paragraph-properties fo:text-align="center"/>
      <style:text-properties style:font-name="Times New Roman" fo:font-size="14pt" style:font-size-asian="14pt" style:font-size-complex="14pt"/>
    </style:style>
    <style:style style:name="P25" style:parent-style-name="Standard" style:family="paragraph">
      <style:paragraph-properties fo:text-align="center"/>
      <style:text-properties style:font-name="Times New Roman" fo:font-size="14pt" style:font-size-asian="14pt" style:font-size-complex="14pt"/>
    </style:style>
    <style:style style:name="P26" style:parent-style-name="Standard" style:family="paragraph">
      <style:paragraph-properties fo:text-align="center"/>
      <style:text-properties style:font-name="Times New Roman" fo:font-size="14pt" style:font-size-asian="14pt" style:font-size-complex="14pt"/>
    </style:style>
    <style:style style:name="P27" style:parent-style-name="Standard" style:family="paragraph">
      <style:paragraph-properties fo:text-align="center"/>
      <style:text-properties style:font-name="Times New Roman" fo:font-size="14pt" style:font-size-asian="14pt" style:font-size-complex="14pt"/>
    </style:style>
    <style:style style:name="P28" style:parent-style-name="Standard" style:family="paragraph">
      <style:paragraph-properties fo:text-align="center"/>
      <style:text-properties style:font-name="Times New Roman" fo:font-size="14pt" style:font-size-asian="14pt" style:font-size-complex="14pt"/>
    </style:style>
    <style:style style:name="P29" style:parent-style-name="Standard" style:family="paragraph">
      <style:paragraph-properties fo:text-align="center"/>
      <style:text-properties style:font-name="Times New Roman" fo:font-size="14pt" style:font-size-asian="14pt" style:font-size-complex="14pt"/>
    </style:style>
    <style:style style:name="P30" style:parent-style-name="Standard" style:family="paragraph">
      <style:paragraph-properties fo:text-align="center"/>
      <style:text-properties style:font-name="Times New Roman" fo:font-size="14pt" style:font-size-asian="14pt" style:font-size-complex="14pt"/>
    </style:style>
    <style:style style:name="P31" style:parent-style-name="Standard" style:family="paragraph">
      <style:paragraph-properties fo:text-align="center"/>
      <style:text-properties style:font-name="Times New Roman" fo:font-size="14pt" style:font-size-asian="14pt" style:font-size-complex="14pt"/>
    </style:style>
    <style:style style:name="P32" style:parent-style-name="Standard" style:family="paragraph">
      <style:text-properties style:font-name="Times New Roman" fo:font-size="14pt" style:font-size-asian="14pt" style:font-size-complex="14pt"/>
    </style:style>
    <style:style style:name="P33" style:parent-style-name="Standard" style:family="paragraph">
      <style:paragraph-properties fo:text-align="center"/>
      <style:text-properties style:font-name="Times New Roman" fo:font-size="14pt" style:font-size-asian="14pt" style:font-size-complex="14pt"/>
    </style:style>
    <style:style style:name="P34" style:parent-style-name="Standard" style:family="paragraph">
      <style:paragraph-properties fo:text-align="center"/>
      <style:text-properties style:font-name="Times New Roman" fo:font-size="14pt" style:font-size-asian="14pt" style:font-size-complex="14pt"/>
    </style:style>
    <style:style style:name="P35" style:parent-style-name="Standard" style:family="paragraph">
      <style:paragraph-properties fo:text-align="center"/>
      <style:text-properties style:font-name="Times New Roman" fo:font-size="14pt" style:font-size-asian="14pt" style:font-size-complex="14pt"/>
    </style:style>
    <style:style style:name="P36" style:parent-style-name="Standard" style:family="paragraph">
      <style:paragraph-properties fo:text-align="center"/>
      <style:text-properties style:font-name="Times New Roman" fo:font-size="14pt" style:font-size-asian="14pt" style:font-size-complex="14pt"/>
    </style:style>
    <style:style style:name="P37" style:parent-style-name="Standard" style:family="paragraph">
      <style:paragraph-properties fo:text-align="center"/>
      <style:text-properties style:font-name="Times New Roman" fo:font-size="14pt" style:font-size-asian="14pt" style:font-size-complex="14pt"/>
    </style:style>
    <style:style style:name="P38" style:parent-style-name="Standard" style:family="paragraph">
      <style:paragraph-properties fo:text-align="center"/>
      <style:text-properties style:font-name="Times New Roman" fo:font-size="14pt" style:font-size-asian="14pt" style:font-size-complex="14pt"/>
    </style:style>
    <style:style style:name="P39" style:parent-style-name="Standard" style:family="paragraph">
      <style:paragraph-properties fo:text-align="center"/>
      <style:text-properties style:font-name="Times New Roman" fo:font-size="14pt" style:font-size-asian="14pt" style:font-size-complex="14pt"/>
    </style:style>
    <style:style style:name="P40" style:parent-style-name="Standard" style:family="paragraph">
      <style:paragraph-properties fo:text-align="center"/>
      <style:text-properties style:font-name="Times New Roman" fo:font-size="14pt" style:font-size-asian="14pt" style:font-size-complex="14pt"/>
    </style:style>
    <style:style style:name="P41" style:parent-style-name="Standard" style:family="paragraph">
      <style:paragraph-properties fo:text-align="center"/>
      <style:text-properties style:font-name="Times New Roman" fo:font-size="14pt" style:font-size-asian="14pt" style:font-size-complex="14pt"/>
    </style:style>
    <style:style style:name="P42" style:parent-style-name="Standard" style:family="paragraph">
      <style:paragraph-properties fo:text-align="center"/>
      <style:text-properties style:font-name="Times New Roman" fo:font-size="14pt" style:font-size-asian="14pt" style:font-size-complex="14pt"/>
    </style:style>
    <style:style style:name="P43" style:parent-style-name="TDC1" style:family="paragraph">
      <style:paragraph-properties>
        <style:tab-stops>
          <style:tab-stop style:type="right" style:leader-style="dotted" style:leader-text="." style:position="6.918in"/>
        </style:tab-stops>
      </style:paragraph-properties>
    </style:style>
    <style:style style:name="P44" style:parent-style-name="TDC1" style:family="paragraph">
      <style:paragraph-properties>
        <style:tab-stops>
          <style:tab-stop style:type="right" style:leader-style="dotted" style:leader-text="." style:position="6.918in"/>
        </style:tab-stops>
      </style:paragraph-properties>
    </style:style>
    <style:style style:name="P45" style:parent-style-name="TDC1" style:family="paragraph">
      <style:paragraph-properties>
        <style:tab-stops>
          <style:tab-stop style:type="right" style:leader-style="dotted" style:leader-text="." style:position="6.918in"/>
        </style:tab-stops>
      </style:paragraph-properties>
    </style:style>
    <style:style style:name="P46" style:parent-style-name="TDC1" style:family="paragraph">
      <style:paragraph-properties>
        <style:tab-stops>
          <style:tab-stop style:type="right" style:leader-style="dotted" style:leader-text="." style:position="6.918in"/>
        </style:tab-stops>
      </style:paragraph-properties>
    </style:style>
    <style:style style:name="P47" style:parent-style-name="TDC2" style:family="paragraph">
      <style:paragraph-properties>
        <style:tab-stops>
          <style:tab-stop style:type="right" style:leader-style="dotted" style:leader-text="." style:position="6.7513in"/>
        </style:tab-stops>
      </style:paragraph-properties>
    </style:style>
    <style:style style:name="P48" style:parent-style-name="TDC2" style:family="paragraph">
      <style:paragraph-properties>
        <style:tab-stops>
          <style:tab-stop style:type="right" style:leader-style="dotted" style:leader-text="." style:position="6.7513in"/>
        </style:tab-stops>
      </style:paragraph-properties>
    </style:style>
    <style:style style:name="P49" style:parent-style-name="Textbody" style:family="paragraph"/>
    <style:style style:name="P50" style:parent-style-name="Textbody" style:family="paragraph"/>
    <style:style style:name="P51" style:parent-style-name="Textbody" style:family="paragraph"/>
    <style:style style:name="P52" style:parent-style-name="Textbody" style:family="paragraph"/>
    <style:style style:name="P53" style:parent-style-name="Textbody" style:family="paragraph"/>
    <style:style style:name="P54" style:parent-style-name="Textbody" style:family="paragraph"/>
    <style:style style:name="P55" style:parent-style-name="Textbody" style:family="paragraph">
      <style:text-properties fo:font-size="14pt" style:font-size-asian="14pt" style:font-size-complex="14pt"/>
    </style:style>
    <style:style style:name="P56" style:parent-style-name="Textbody" style:family="paragraph">
      <style:text-properties fo:font-size="14pt" style:font-size-asian="14pt" style:font-size-complex="14pt"/>
    </style:style>
    <style:style style:name="P57" style:parent-style-name="Textbody" style:family="paragraph">
      <style:text-properties fo:font-size="14pt" style:font-size-asian="14pt" style:font-size-complex="14pt"/>
    </style:style>
    <style:style style:name="P58" style:parent-style-name="Textbody" style:family="paragraph">
      <style:text-properties fo:font-size="14pt" style:font-size-asian="14pt" style:font-size-complex="14pt"/>
    </style:style>
    <style:style style:name="P59" style:parent-style-name="Textbody" style:family="paragraph">
      <style:text-properties fo:font-size="14pt" style:font-size-asian="14pt" style:font-size-complex="14pt"/>
    </style:style>
    <style:style style:name="P60" style:parent-style-name="Textbody" style:family="paragraph">
      <style:text-properties fo:font-size="14pt" style:font-size-asian="14pt" style:font-size-complex="14pt"/>
    </style:style>
    <style:style style:name="P61" style:parent-style-name="Textbody" style:family="paragraph">
      <style:text-properties fo:font-size="14pt" style:font-size-asian="14pt" style:font-size-complex="14pt"/>
    </style:style>
    <style:style style:name="P62" style:parent-style-name="Textbody" style:family="paragraph">
      <style:text-properties fo:font-size="14pt" style:font-size-asian="14pt" style:font-size-complex="14pt"/>
    </style:style>
    <style:style style:name="P63" style:parent-style-name="Textbody" style:family="paragraph">
      <style:text-properties fo:font-size="14pt" style:font-size-asian="14pt" style:font-size-complex="14pt"/>
    </style:style>
    <style:style style:name="P64" style:parent-style-name="Textbody" style:family="paragraph">
      <style:text-properties fo:font-size="14pt" style:font-size-asian="14pt" style:font-size-complex="14pt"/>
    </style:style>
    <style:style style:name="P65" style:parent-style-name="Textbody" style:family="paragraph">
      <style:text-properties fo:font-size="14pt" style:font-size-asian="14pt" style:font-size-complex="14pt"/>
    </style:style>
    <style:style style:name="P66" style:parent-style-name="Textbody" style:family="paragraph">
      <style:text-properties fo:font-size="14pt" style:font-size-asian="14pt" style:font-size-complex="14pt"/>
    </style:style>
    <style:style style:name="P67" style:parent-style-name="Textbody" style:family="paragraph">
      <style:text-properties fo:font-size="14pt" style:font-size-asian="14pt" style:font-size-complex="14pt"/>
    </style:style>
    <style:style style:name="P68" style:parent-style-name="Textbody" style:family="paragraph">
      <style:text-properties fo:font-size="14pt" style:font-size-asian="14pt" style:font-size-complex="14pt"/>
    </style:style>
    <style:style style:name="P69" style:parent-style-name="Textbody" style:family="paragraph">
      <style:text-properties fo:font-size="14pt" style:font-size-asian="14pt" style:font-size-complex="14pt"/>
    </style:style>
    <style:style style:name="P70" style:parent-style-name="Textbody" style:family="paragraph">
      <style:text-properties fo:font-size="14pt" style:font-size-asian="14pt" style:font-size-complex="14pt"/>
    </style:style>
  </office:automatic-styles>
  <office:body>
    <office:text text:use-soft-page-breaks="true">
      <text:p text:style-name="P1"/>
      <text:p text:style-name="P5">Universidad de Costa Rica</text:p>
      <text:p text:style-name="P6"/>
      <text:p text:style-name="P7"/>
      <text:p text:style-name="P8">Sede<text:s/>del Atlántico</text:p>
      <text:p text:style-name="P9"/>
      <text:p text:style-name="P10"/>
      <text:p text:style-name="P11">Recinto de<text:s/>Guápiles</text:p>
      <text:p text:style-name="P12"/>
      <text:p text:style-name="P13"/>
      <text:p text:style-name="P14"/>
      <text:p text:style-name="P15"/>
      <text:p text:style-name="P16">Algoritmos y Estructura de Datos</text:p>
      <text:p text:style-name="P17"/>
      <text:p text:style-name="P18"/>
      <text:p text:style-name="P19"/>
      <text:p text:style-name="P20"/>
      <text:p text:style-name="P21">Profesor:</text:p>
      <text:p text:style-name="P22"/>
      <text:p text:style-name="P23">Carlos Felipe<text:s/>Escalante Solano</text:p>
      <text:p text:style-name="P24"/>
      <text:p text:style-name="P25"/>
      <text:p text:style-name="P26"><text:s text:c="3"/></text:p>
      <text:p text:style-name="P27">Tarea programada #1</text:p>
      <text:p text:style-name="P28"/>
      <text:p text:style-name="P29"/>
      <text:p text:style-name="P30"><text:s/></text:p>
      <text:p text:style-name="P31">Oración Principal</text:p>
      <text:p text:style-name="P32"/>
      <text:p text:style-name="P33"/>
      <text:p text:style-name="P34"/>
      <text:p text:style-name="P35">Estudiante:</text:p>
      <text:p text:style-name="P36"><text:s/></text:p>
      <text:p text:style-name="P37">Daniela Montero Parkinson</text:p>
      <text:p text:style-name="P38"/>
      <text:p text:style-name="P39"/>
      <text:p text:style-name="P40"/>
      <text:p text:style-name="P41"><text:s/></text:p>
      <text:p text:style-name="P42">Carné: B64584</text:p>
      <text:p text:style-name="Standard"/>
      <text:h text:style-name="Título1" text:outline-level="1">índice</text:h>
      <text:table-of-content text:name="_TOC0">
        <text:table-of-content-source text:outline-level="9" text:use-outline-level="true" text:use-index-marks="true" text:use-index-source-styles="tru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index-source-styles text:outline-level="1">
            <text:index-source-style text:style-name="Heading"/>
          </text:index-source-styles>
        </text:table-of-content-source>
        <text:index-body>
          <text:p text:style-name="P43"><text:a xlink:href="#_Toc107584234" office:target-frame-name="_top" xlink:show="replace"><text:span text:style-name="Hipervínculo">Descripción del problema</text:span><text:tab/>3</text:a></text:p>
          <text:p text:style-name="P44"><text:a xlink:href="#_Toc107584235" office:target-frame-name="_top" xlink:show="replace"><text:span text:style-name="Hipervínculo">Metodología</text:span><text:tab/>4</text:a></text:p>
          <text:p text:style-name="P45"><text:a xlink:href="#_Toc107584236" office:target-frame-name="_top" xlink:show="replace"><text:span text:style-name="Hipervínculo">Dudas que se presentaron</text:span><text:tab/>6</text:a></text:p>
          <text:p text:style-name="P46"><text:a xlink:href="#_Toc107584237" office:target-frame-name="_top" xlink:show="replace"><text:span text:style-name="Hipervínculo">Lo que sí y no se logro</text:span><text:tab/>6</text:a></text:p>
          <text:p text:style-name="P47"><text:a xlink:href="#_Toc107584238" office:target-frame-name="_top" xlink:show="replace"><text:span text:style-name="Hipervínculo">Se logro:</text:span><text:tab/>6</text:a></text:p>
          <text:p text:style-name="P48"><text:a xlink:href="#_Toc107584239" office:target-frame-name="_top" xlink:show="replace"><text:span text:style-name="Hipervínculo">Lo que no se logró:</text:span><text:tab/>6</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ítulo1" text:outline-level="1"><text:bookmark-start text:name="__RefHeading___Toc4229_642011100"/><text:bookmark-start text:name="_Toc107584234"/>Descripción del problema<text:bookmark-end text:name="_Toc107584234"/><text:s text:c="2"/><text:bookmark-end text:name="__RefHeading___Toc4229_642011100"/></text:h>
      <text:p text:style-name="Textbody"/>
      <text:p text:style-name="Textbody">Se solicita un programa que lea los archivos html de una carpeta y luego convertirlos a<text:s/>archivos de texto.</text:p>
      <text:p text:style-name="Textbody">El usuario debe ingresar una palabra para que el programa busque en cada txt generado la mayor cantidad de coincidencias con la palabra. Esto con el fin de ordenar las rutas de los html de mayor numero de coincidencias, al menor.</text:p>
      <text:p text:style-name="Textbody">Luego se debe seleccionar uno de los directorios seleccionados y obtener de ese archivo una lista de las palabras que cumplan con los requisitos, la calificación de las silábica y la oración principal de archivo.</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ítulo1" text:outline-level="1"><text:bookmark-start text:name="__RefHeading___Toc4231_642011100"/><text:bookmark-start text:name="_Toc107584235"/>Metodología<text:bookmark-end text:name="__RefHeading___Toc4231_642011100"/><text:bookmark-end text:name="_Toc107584235"/></text:h>
      <text:p text:style-name="Textbody"/>
      <text:p text:style-name="Textbody">Ingresar una<text:s/>palabra y guardarla en un String.</text:p>
      <text:p text:style-name="Textbody">Al presionar el botón de buscar coincidencias se debe iniciar con la ordenación de las rutas.</text:p>
      <text:p text:style-name="Textbody">Ordenación de rutas:</text:p>
      <text:list text:style-name="LFO1" text:continue-numbering="true">
        <text:list-item>
          <text:p text:style-name="P49">Obtener las rutas de un archivo y almacenarlas en un vector.</text:p>
        </text:list-item>
        <text:list-item>
          <text:p text:style-name="P50">iniciar ciclo for para recorrer cada ruta.</text:p>
        </text:list-item>
        <text:list-item>
          <text:p text:style-name="P51">Obtener la etiqueta de cada archivo para darle nombre a los txt.</text:p>
        </text:list-item>
        <text:list-item>
          <text:p text:style-name="P52">Convertir el contenido de los html en String utilizando expresiones regulares.</text:p>
        </text:list-item>
        <text:list-item>
          <text:p text:style-name="P53">Guardar el contenido obtenido en un txt, si el txt no existe entonces se crea, si existe se reescribe.</text:p>
        </text:list-item>
        <text:list-item>
          <text:p text:style-name="P54">Finalizar ciclo</text:p>
        </text:list-item>
      </text:list>
      <text:p text:style-name="Textbody">Luego deben ordenarse los directorios. Para esto se crea otro vector en donde se irán guardando las rutas ordenadas</text:p>
      <text:p text:style-name="Textbody">se Maneja en un ciclo para obtener la ruta a utilizar.</text:p>
      <text:p text:style-name="Textbody">Para sacar las rutas debe sacar todas las raíces de la lista de palabras de cada<text:s/>txt, la raíz son las primeras 4 letras de<text:s/>una palabra. Usar substring(0,4). Sacar cantidad de nodos de la lista.</text:p>
      <text:p text:style-name="Textbody">Para encontrar la palabra ingresada se busca la raíz en la lista de raíces y para encontrar las igualdades de la búsqueda se toma la posición<text:s/>en la que se encontró la raíz de la<text:s/>lista,<text:s/>la lista de listas en esa posición es el resultado de la búsqueda. Almacenar la cantidad en el vector. La posición de la ruta y el tamaño es la misma.</text:p>
      <text:p text:style-name="Textbody">Al finalizara el ciclo solo se deben buscar las cantidades mayores del vector y colocar en el Jcombo box la ruta correspondiente.</text:p>
      <text:p text:style-name="Textbody"/>
      <text:p text:style-name="Textbody">Al seleccionar la ruta se hace lo siguiente</text:p>
      <text:soft-page-break/>
      <text:p text:style-name="Textbody">Insertar las palabras del txt en una lista, las palabras sacarlas con StringTakenizer, y validar si es mayor a 3.</text:p>
      <text:p text:style-name="Textbody">Para la<text:s/>clasificación de las palabras se necesitan dividir las palabras de forma silábica de la siguiente forma:</text:p>
      <text:p text:style-name="Textbody">Si la letra anterior es una vocal entonces se valora si es un hiato o diptongo para separar o no.</text:p>
      <text:p text:style-name="Textbody">Si la letra actual es una consonante entonces ver si<text:s/>la letra anterior y las dos letras siguientes son consonantes y están a la par de una vocal, de<text:s/>ser<text:s/>el caso la letra actual es una separación.</text:p>
      <text:p text:style-name="Textbody">Si la letra actual es una r, h, l entonces valorar si la letra anterior es una c, d,<text:s/>b, f, g , k, p, q, t, v, w,<text:s/>y, z,</text:p>
      <text:p text:style-name="Textbody">Si es alguna de las anteriores entonces no se separan.</text:p>
      <text:p text:style-name="Textbody">Las palabras separadas<text:s/>silábicamente<text:s/>se clasifican en graves, agudas y<text:s/>esdrújula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ítulo1" text:outline-level="1"><text:bookmark-start text:name="__RefHeading___Toc648_3070330460"/><text:bookmark-start text:name="_Toc107584236"/>Dudas que se presentaron<text:bookmark-end text:name="__RefHeading___Toc648_3070330460"/><text:bookmark-end text:name="_Toc107584236"/></text:h>
      <text:p text:style-name="P55"/>
      <text:p text:style-name="Textbody">Si se debía colocar la cantidad de las palabras<text:s/>encontradas en la búsqueda.</text:p>
      <text:p text:style-name="Textbody">Como eliminar los enlaces de los archivos html.</text:p>
      <text:p text:style-name="Textbody">Como<text:s/>colocar una<text:s/>lista en un Jtable.</text:p>
      <text:p text:style-name="Textbody">Como sacar la oración principal;</text:p>
      <text:p text:style-name="Textbody">Como hacer una lista de listas.</text:p>
      <text:p text:style-name="Textbody">Como hacer una barra de desplazamiento en un Jcombo box</text:p>
      <text:p text:style-name="Textbody"/>
      <text:h text:style-name="Título1" text:outline-level="1"><text:bookmark-start text:name="__RefHeading___Toc650_3070330460"/><text:bookmark-start text:name="_Toc107584237"/>Lo que<text:s/>sí<text:s/>y no se logro<text:bookmark-end text:name="__RefHeading___Toc650_3070330460"/><text:bookmark-end text:name="_Toc107584237"/></text:h>
      <text:p text:style-name="Textbody"/>
      <text:h text:style-name="Título2" text:outline-level="2"><text:bookmark-start text:name="_Toc107584238"/>Se logro:<text:bookmark-end text:name="_Toc107584238"/></text:h>
      <text:p text:style-name="P56"><text:s/>Convertir un archivo html a txt.</text:p>
      <text:p text:style-name="P57">Utilizar expresiones regulares.</text:p>
      <text:p text:style-name="P58">Eliminar caracteres de un texto;</text:p>
      <text:p text:style-name="P59">Obtener hiatos y diptongos.</text:p>
      <text:p text:style-name="P60">No tomar en cuenta las repetidas en la clasificación de palabras.</text:p>
      <text:p text:style-name="P61">Sacar las palabras que<text:s/>cumplen las condiciones.</text:p>
      <text:p text:style-name="P62">Agregar palabras a listas.</text:p>
      <text:p text:style-name="P63">Sacar la oración principal.</text:p>
      <text:p text:style-name="P64">sacar las raíces de todas las<text:s/>palabras (esta<text:s/>comentado,<text:s/>pero si las saca)</text:p>
      <text:h text:style-name="Título2" text:outline-level="2"><text:bookmark-start text:name="_Toc107584239"/>Lo que no se<text:s/>logró:<text:bookmark-end text:name="_Toc107584239"/></text:h>
      <text:p text:style-name="P65">La lista de lista de la búsqueda.</text:p>
      <text:p text:style-name="P66">eliminar los enlaces del html.</text:p>
      <text:soft-page-break/>
      <text:p text:style-name="P67">algunas veces las validaciones de la división silábica son incorrectas.</text:p>
      <text:p text:style-name="P68">Hacer Jtable para la clasificación de las palabras.</text:p>
      <text:p text:style-name="P69">Obtener las esdrújulas.</text:p>
      <text:p text:style-name="P70"/>
      <text:p text:style-name="Textbody"/>
      <text:p text:style-name="Heading"/>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OpenSymbol" style:font-charset="x-symbol" svg:font-family="OpenSymbol"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CR"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Piedepágina" style:display-name="Pie de página"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787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393in"/>
      </style:footer-style>
    </style:page-layout>
    <style:style style:name="P2" style:parent-style-name="Piedepágina" style:family="paragraph">
      <style:paragraph-properties fo:text-align="end"/>
    </style:style>
    <style:style style:name="P3" style:parent-style-name="Piedepágina" style:family="paragraph">
      <style:paragraph-properties fo:text-align="end"/>
    </style:style>
    <style:style style:name="P4" style:parent-style-name="Piedepágina" style:family="paragraph">
      <style:paragraph-properties fo:text-align="end"/>
    </style:style>
  </office:automatic-styles>
  <office:master-styles>
    <style:master-page style:name="MP0" style:page-layout-name="PL0">
      <style:footer>
        <text:p text:style-name="P2"/>
        <text:p text:style-name="P3"/>
        <text:p text:style-name="P4"><text:page-number text:fixed="false">9</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Daniela Montero Parkinson</dc:creator>
    <meta:creation-date>2018-05-04T05:14:00Z</meta:creation-date>
    <dc:date>2022-07-01T22:10:00Z</dc:date>
    <meta:template xlink:href="Normal" xlink:type="simple"/>
    <meta:editing-cycles>11</meta:editing-cycles>
    <meta:editing-duration>PT2040S</meta:editing-duration>
    <meta:document-statistic meta:page-count="7" meta:paragraph-count="9" meta:word-count="712" meta:character-count="4623" meta:row-count="32" meta:non-whitespace-character-count="3920"/>
  </office:meta>
</office:document-meta>
</file>